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0.84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9cm" svg:height="1.9cm" svg:x="8.1cm" svg:y="2.1cm">
          <text:p text:style-name="P1">Inic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5cm" svg:height="2cm" svg:x="6.6cm" svg:y="5.1cm">
          <text:p text:style-name="P1"><text:span text:style-name="T1">‘</text:span><text:span text:style-name="T1">segs’ igual a 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cm" svg:y1="4cm" svg:x2="9.1cm" svg:y2="5.1cm">
          <text:p/>
        </draw:line>
        <draw:custom-shape draw:style-name="gr1" draw:text-style-name="P2" draw:layer="layout" svg:width="1.9cm" svg:height="1.9cm" svg:x="8.101cm" svg:y="8.301cm">
          <text:p text:style-name="P1">Fi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9.1cm" svg:y1="7.2cm" svg:x2="9.1cm" svg:y2="8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6:00:59.698580071</meta:creation-date>
    <dc:date>2022-11-05T17:12:36.646898868</dc:date>
    <meta:editing-duration>PT11M5S</meta:editing-duration>
    <meta:editing-cycles>3</meta:editing-cycles>
    <meta:generator>LibreOffice/6.4.7.2$Linux_X86_64 LibreOffice_project/40$Build-2</meta:generator>
    <meta:document-statistic meta:object-count="5"/>
  </office:meta>
</office:document-meta>
</file>